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4-01-08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3-02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2-09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2-01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1-03-02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20-01-27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9-09-11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9-05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9-02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8-09-07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8-05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8-01-2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7-10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7-05-05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7-02-08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6-09-0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6-05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6-0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5-10-10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5-05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5-01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15</text:p>
          </table:table-cell>
          <table:table-cell office:value-type="string" calcext:value-type="string">
            <text:p>ADVM-003</text:p>
          </table:table-cell>
          <table:table-cell office:value-type="string" calcext:value-type="string">
            <text:p>2014-09-23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